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0pt" style:font-size-asian="8.75pt" style:font-size-complex="10pt"/>
    </style:style>
    <style:style style:name="P4" style:family="paragraph" style:parent-style-name="Standard" style:list-style-name="L1">
      <style:text-properties fo:font-size="10pt" style:font-size-asian="8.75pt" style:font-size-complex="1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size-asian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cago Schedule - Wednesday</text:p>
      <text:p text:style-name="Standard"/>
      <text:p text:style-name="Standard"><text:span text:style-name="T3">4:30 – ARRIVE AT SPACE: <text:s/></text:span><text:span text:style-name="T2">set up power cords, check internet access, set up snacks, set out handouts, open chicago_slides &amp; first url</text:span></text:p>
      <text:p text:style-name="P2"/>
      <text:p text:style-name="P2">5:00 – 5:30 – LAPTOP SETUP: <text:s/><text:span text:style-name="T2">put up splash screen with bit.ly/laptop-setup link and a schedule for the day, talk to mentors re: plans &amp; give them github mini project handout, do intros</text:span></text:p>
      <text:p text:style-name="P2"/>
      <text:p text:style-name="P2">5:30 – 6:30 <text:s/>– INTRODUCTION: <text:s/></text:p>
      <text:p text:style-name="P2"><text:tab/>Logos exercise [I] – <text:span text:style-name="T1">logos are great contributions, Karen made our stickers, leads to:</text:span></text:p>
      <text:p text:style-name="P2"><text:tab/>Ways to Contribute [I]</text:p>
      <text:p text:style-name="P2"><text:tab/>Open Source vs Free Software [I]</text:p>
      <text:p text:style-name="P2"><text:tab/>Mailing Lists – Ubuntu mailing list [W]</text:p>
      <text:p text:style-name="P2"><text:tab/>Mailing Lists – exchange I was involved in [W]</text:p>
      <text:p text:style-name="P2"><text:tab/>IRC (demo with Quassel)</text:p>
      <text:p text:style-name="P2"><text:tab/>Bug Trackers [I] – demo finding &amp; explaining a bug tracker [W]</text:p>
      <text:p text:style-name="P2"><text:tab/>Bugs [H] - <text:span text:style-name="T2">explain what we're doing, give 1 min heads up, explain what the bugs were</text:span></text:p>
      <text:p text:style-name="P2"><text:span text:style-name="T2"><text:tab/></text:span><text:span text:style-name="T4">Version Control – </text:span><text:span text:style-name="T1">group project thought experiment</text:span></text:p>
      <text:p text:style-name="P2"><text:span text:style-name="T4"><text:tab/>Wikipedia demo [W]</text:span></text:p>
      <text:p text:style-name="P2"><text:span text:style-name="T4"><text:tab/>Many things go in repositories – show urls [W]</text:span></text:p>
      <text:p text:style-name="P2"/>
      <text:p text:style-name="P2">6:30 – 7:30 – GITHUB MINI PROJECTS:</text:p>
      <text:p text:style-name="P2"><text:tab/>Many different types of version control, but we're using git [I]</text:p>
      <text:p text:style-name="P2"><text:tab/>Explain what we're doing, pass out Github Mini Project handout [H]</text:p>
      <text:p text:style-name="P2"><text:tab/>Lead project, using instructor handout</text:p>
      <text:p text:style-name="P2"><text:tab/>If students finish early, give them project finding handout</text:p>
      <text:p text:style-name="P2"/>
      <text:p text:style-name="P2">7:30 – 8:00 – PROJECT FINDING:</text:p>
      <text:p text:style-name="P2"><text:tab/>Demo in front of the room [W]</text:p>
      <text:p text:style-name="P2"><text:tab/>Give out handouts [H]</text:p>
      <text:p text:style-name="P2"/>
      <text:p text:style-name="Standard"><text:span text:style-name="T3">8:00 – 9:00 – DINNE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2:35:30</meta:creation-date>
    <dc:date>2013-09-25T01:01:31</dc:date>
    <dc:creator>Shauna </dc:creator>
    <meta:editing-duration>PT1H27M4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4" meta:word-count="222" meta:character-count="1262" meta:non-whitespace-character-count="1042"/>
  </office:meta>
</office:document-meta>
</file>